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16">
            <text:p>0.16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719">
            <text:p>719</text:p>
          </table:table-cell>
        </table:table-row>
        <table:table-row>
          <table:table-cell office:value-type="float" office:value="0.24">
            <text:p>0.24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9">
            <text:p>0.39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42">
            <text:p>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2">
            <text:p>0.32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">
            <text:p>0.2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7">
            <text:p>0.37</text:p>
          </table:table-cell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office:value-type="float" office:value="53">
            <text:p>5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2">
            <text:p>0.32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9">
            <text:p>0.29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9">
            <text:p>0.29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2">
            <text:p>0.12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